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1.9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268cm"/>
    </style:style>
    <style:style style:name="gr6" style:family="graphic" style:parent-style-name="objectwithoutfill">
      <style:graphic-properties draw:stroke="dash" draw:stroke-dash="Ultrafine_20_2_20_Dots_20_3_20_Dashes" draw:marker-end="Line_20_Arrow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start="Line_20_Arrow" draw:marker-end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198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1.19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94cm" fo:min-width="1.622cm"/>
    </style:style>
    <style:style style:name="gr13" style:family="graphic" style:parent-style-name="standard">
      <style:graphic-properties draw:stroke="dash" draw:stroke-dash="Ultrafine_20_2_20_Dots_20_3_20_Dashes" svg:stroke-color="#000000" draw:marker-end="Line_20_Arrow" draw:textarea-vertical-align="middle"/>
    </style:style>
    <style:style style:name="gr14" style:family="graphic" style:parent-style-name="standard">
      <style:graphic-properties svg:stroke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Serif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style:font-name="DejaVu Serif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style:font-name="DejaVu Serif" fo:font-size="12pt" style:font-size-asian="12pt" style:font-size-complex="12pt"/>
    </style:style>
    <style:style style:name="P6" style:family="paragraph">
      <style:text-properties style:font-name="DejaVu Serif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DejaVu Serif" fo:font-size="10pt" style:font-size-asian="10pt" style:font-size-complex="10pt"/>
    </style:style>
    <style:style style:name="T1" style:family="text">
      <style:text-properties style:font-name="DejaVu Serif" fo:font-size="12pt" style:font-size-asian="12pt" style:font-size-complex="12pt"/>
    </style:style>
    <style:style style:name="T2" style:family="text">
      <style:text-properties style:font-name="DejaV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039cm" svg:y1="0.871cm" svg:x2="4.1cm" svg:y2="28.7cm">
          <text:p/>
        </draw:line>
        <draw:line draw:style-name="gr1" draw:text-style-name="P1" draw:layer="layout" svg:x1="36.2cm" svg:y1="1.3cm" svg:x2="36.2cm" svg:y2="28.7cm">
          <text:p/>
        </draw:line>
        <draw:custom-shape draw:style-name="gr2" draw:text-style-name="P2" draw:layer="layout" svg:width="1.1cm" svg:height="1.1cm" svg:x="1.8cm" svg:y="7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2.4cm" svg:height="1cm" svg:x="1.2cm" svg:y="8.8cm">
          <draw:text-box>
            <text:p text:style-name="P3"><text:span text:style-name="T1">Usuario</text:span></text:p>
          </draw:text-box>
        </draw:frame>
        <draw:custom-shape draw:style-name="gr4" draw:text-style-name="P5" draw:layer="layout" svg:width="3.5cm" svg:height="2.1cm" svg:x="5.5cm" svg:y="3.5cm">
          <text:p text:style-name="P2"><text:span text:style-name="T1">Opera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cm" svg:y1="8cm" svg:x2="6cm" svg:y2="5.3cm">
          <text:p/>
        </draw:line>
        <draw:custom-shape draw:style-name="gr5" draw:text-style-name="P5" draw:layer="layout" svg:width="2.5cm" svg:height="1.7cm" svg:x="4.9cm" svg:y="9.5cm">
          <text:p text:style-name="P2"><text:span text:style-name="T1">Películ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cm" svg:height="1.7cm" svg:x="7.5cm" svg:y="9.5cm">
          <text:p text:style-name="P2"><text:span text:style-name="T1">Obras de</text:span></text:p>
          <text:p text:style-name="P2"><text:span text:style-name="T1">teat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cm" svg:height="1.7cm" svg:x="10.1cm" svg:y="9.5cm">
          <text:p text:style-name="P2"><text:span text:style-name="T1">Direct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cm" svg:height="1.7cm" svg:x="12.7cm" svg:y="9.4cm">
          <text:p text:style-name="P2"><text:span text:style-name="T1">Act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cm" svg:height="1.7cm" svg:x="15.3cm" svg:y="9.4cm">
          <text:p text:style-name="P2"><text:span text:style-name="T1">Product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9cm" svg:y1="9.5cm" svg:x2="6.8cm" svg:y2="5.5cm">
          <text:p/>
        </draw:line>
        <draw:line draw:style-name="gr7" draw:text-style-name="P1" draw:layer="layout" svg:x1="7.7cm" svg:y1="5.6cm" svg:x2="8.5cm" svg:y2="9.6cm">
          <text:p/>
        </draw:line>
        <draw:line draw:style-name="gr6" draw:text-style-name="P1" draw:layer="layout" svg:x1="11cm" svg:y1="9.5cm" svg:x2="8.5cm" svg:y2="5.3cm">
          <text:p/>
        </draw:line>
        <draw:line draw:style-name="gr6" draw:text-style-name="P1" draw:layer="layout" svg:x1="13.7cm" svg:y1="9.4cm" svg:x2="8.9cm" svg:y2="4.9cm">
          <text:p/>
        </draw:line>
        <draw:line draw:style-name="gr6" draw:text-style-name="P1" draw:layer="layout" svg:x1="16.2cm" svg:y1="9.4cm" svg:x2="9cm" svg:y2="4.5cm">
          <text:p/>
        </draw:line>
        <draw:frame draw:style-name="gr8" draw:text-style-name="P7" draw:layer="layout" svg:width="3.1cm" svg:height="1.2cm" draw:transform="rotate (1.30899693899575) translate (5.139cm 9.189cm)">
          <draw:text-box>
            <text:p text:style-name="P6"><text:span text:style-name="T2">&lt;&lt;extends&gt;&gt;</text:span></text:p>
          </draw:text-box>
        </draw:frame>
        <draw:frame draw:style-name="gr8" draw:text-style-name="P7" draw:layer="layout" svg:width="3.1cm" svg:height="1.2cm" draw:transform="rotate (1.74532925199433) translate (7.838cm 9.4cm)">
          <draw:text-box>
            <text:p text:style-name="P6"><text:span text:style-name="T2">&lt;&lt;extends&gt;&gt;</text:span></text:p>
          </draw:text-box>
        </draw:frame>
        <draw:frame draw:style-name="gr8" draw:text-style-name="P7" draw:layer="layout" svg:width="3.1cm" svg:height="1.2cm" draw:transform="rotate (2.18166156499291) translate (10.317cm 9.328cm)">
          <draw:text-box>
            <text:p text:style-name="P6"><text:span text:style-name="T2">&lt;&lt;extends&gt;&gt;</text:span></text:p>
          </draw:text-box>
        </draw:frame>
        <draw:frame draw:style-name="gr8" draw:text-style-name="P7" draw:layer="layout" svg:width="3.1cm" svg:height="1.2cm" draw:transform="rotate (2.35619449019234) translate (12.352cm 9.172cm)">
          <draw:text-box>
            <text:p text:style-name="P6"><text:span text:style-name="T2">&lt;&lt;extends&gt;&gt;</text:span></text:p>
          </draw:text-box>
        </draw:frame>
        <draw:frame draw:style-name="gr8" draw:text-style-name="P7" draw:layer="layout" svg:width="3.1cm" svg:height="1.2cm" draw:transform="rotate (2.44346095279206) translate (14.175cm 9.112cm)">
          <draw:text-box>
            <text:p text:style-name="P6"><text:span text:style-name="T2">&lt;&lt;extends&gt;&gt;</text:span></text:p>
          </draw:text-box>
        </draw:frame>
        <draw:custom-shape draw:style-name="gr4" draw:text-style-name="P5" xml:id="id2" draw:id="id2" draw:layer="layout" svg:width="3.5cm" svg:height="2.1cm" svg:x="22.4cm" svg:y="10cm">
          <text:p text:style-name="P2"><text:span text:style-name="T1">Operar 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1cm" svg:height="1.1cm" svg:x="38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2.2cm" svg:height="1cm" svg:x="37.5cm" svg:y="10.9cm">
          <draw:text-box>
            <text:p text:style-name="P3"><text:span text:style-name="T1">BD</text:span></text:p>
          </draw:text-box>
        </draw:frame>
        <draw:frame draw:style-name="gr9" draw:text-style-name="P7" draw:layer="layout" svg:width="3cm" svg:height="1.4cm" draw:transform="rotate (0.174532925199433) translate (15.5cm 12.221cm)">
          <draw:text-box>
            <text:p text:style-name="P6"><text:span text:style-name="T2">&lt;&lt;include&gt;&gt;</text:span></text:p>
          </draw:text-box>
        </draw:frame>
        <draw:custom-shape draw:style-name="gr10" draw:text-style-name="P5" draw:layer="layout" svg:width="2.4cm" svg:height="1.7cm" svg:x="4.3cm" svg:y="17.4cm">
          <text:p text:style-name="P2"><text:span text:style-name="T1">Disponib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4cm" svg:height="1.7cm" svg:x="6.8cm" svg:y="17.4cm">
          <text:p text:style-name="P2"><text:span text:style-name="T1">Por Dire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4cm" svg:height="1.6cm" svg:x="9.3cm" svg:y="17.4cm">
          <text:p text:style-name="P2"><text:span text:style-name="T1">Por Peli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4cm" svg:height="1.7cm" svg:x="11.8cm" svg:y="17.3cm">
          <text:p text:style-name="P2"><text:span text:style-name="T1">Por o. tea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4cm" svg:height="1.7cm" svg:x="14.3cm" svg:y="17.3cm">
          <text:p text:style-name="P2"><text:span text:style-name="T1">Por Pro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4cm" svg:height="1.7cm" svg:x="16.8cm" svg:y="17.3cm">
          <text:p text:style-name="P2"><text:span text:style-name="T1">Por 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cm" svg:height="1.9cm" svg:x="8.7cm" svg:y="13.1cm">
          <text:p text:style-name="P2"><text:span text:style-name="T1">Filtr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1cm" svg:y1="13.4cm" svg:x2="6.6cm" svg:y2="11.1cm">
          <text:p/>
        </draw:line>
        <draw:line draw:style-name="gr6" draw:text-style-name="P1" draw:layer="layout" svg:x1="9.7cm" svg:y1="13.2cm" svg:x2="9.1cm" svg:y2="11.2cm">
          <text:p/>
        </draw:line>
        <draw:line draw:style-name="gr6" draw:text-style-name="P1" draw:layer="layout" svg:x1="9.9cm" svg:y1="13.1cm" svg:x2="10.7cm" svg:y2="11.1cm">
          <text:p/>
        </draw:line>
        <draw:line draw:style-name="gr6" draw:text-style-name="P1" draw:layer="layout" svg:x1="10.8cm" svg:y1="13.2cm" svg:x2="13.1cm" svg:y2="10.9cm">
          <text:p/>
        </draw:line>
        <draw:line draw:style-name="gr6" draw:text-style-name="P1" draw:layer="layout" svg:x1="11.2cm" svg:y1="13.4cm" svg:x2="15.8cm" svg:y2="11cm">
          <text:p/>
        </draw:line>
        <draw:frame draw:style-name="gr8" draw:text-style-name="P7" draw:layer="layout" svg:width="3.1cm" svg:height="1.2cm" draw:transform="rotate (2.44346095279206) translate (8.575cm 13.712cm)">
          <draw:text-box>
            <text:p text:style-name="P6"><text:span text:style-name="T2">&lt;&lt;extends&gt;&gt;</text:span></text:p>
          </draw:text-box>
        </draw:frame>
        <draw:line draw:style-name="gr6" draw:text-style-name="P1" draw:layer="layout" svg:x1="4.9cm" svg:y1="17.5cm" svg:x2="8.7cm" svg:y2="14.1cm">
          <text:p/>
        </draw:line>
        <draw:line draw:style-name="gr6" draw:text-style-name="P1" draw:layer="layout" svg:x1="7.6cm" svg:y1="17.4cm" svg:x2="9cm" svg:y2="14.7cm">
          <text:p/>
        </draw:line>
        <draw:line draw:style-name="gr6" draw:text-style-name="P1" draw:layer="layout" svg:x1="10.1cm" svg:y1="17.4cm" svg:x2="9.7cm" svg:y2="14.9cm">
          <text:p/>
        </draw:line>
        <draw:line draw:style-name="gr6" draw:text-style-name="P1" draw:layer="layout" svg:x1="12.3cm" svg:y1="17.5cm" svg:x2="10.9cm" svg:y2="14.9cm">
          <text:p/>
        </draw:line>
        <draw:line draw:style-name="gr6" draw:text-style-name="P1" draw:layer="layout" svg:x1="14.7cm" svg:y1="17.5cm" svg:x2="11.4cm" svg:y2="14.6cm">
          <text:p/>
        </draw:line>
        <draw:line draw:style-name="gr6" draw:text-style-name="P1" draw:layer="layout" svg:x1="17.2cm" svg:y1="17.5cm" svg:x2="11.5cm" svg:y2="14.4cm">
          <text:p/>
        </draw:line>
        <draw:frame draw:style-name="gr8" draw:text-style-name="P7" draw:layer="layout" svg:width="3.1cm" svg:height="1.2cm" draw:transform="rotate (0.785398163397448) translate (4.859cm 16.651cm)">
          <draw:text-box>
            <text:p text:style-name="P6"><text:span text:style-name="T2">&lt;&lt;extends&gt;&gt;</text:span></text:p>
          </draw:text-box>
        </draw:frame>
        <draw:custom-shape draw:style-name="gr2" draw:text-style-name="P2" xml:id="id7" draw:id="id7" draw:layer="layout" svg:width="1.1cm" svg:height="1.1cm" svg:x="38cm" svg:y="1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2.4cm" svg:height="1cm" svg:x="37.4cm" svg:y="16cm">
          <draw:text-box>
            <text:p text:style-name="P3"><text:span text:style-name="T1">Pantalla</text:span></text:p>
          </draw:text-box>
        </draw:frame>
        <draw:line draw:style-name="gr6" draw:text-style-name="P1" draw:layer="layout" svg:x1="11.6cm" svg:y1="13.8cm" svg:x2="22.8cm" svg:y2="11.5cm">
          <text:p/>
        </draw:line>
        <draw:custom-shape draw:style-name="gr4" draw:text-style-name="P5" xml:id="id1" draw:id="id1" draw:layer="layout" svg:width="3.5cm" svg:height="2.1cm" svg:x="9.7cm" svg:y="23.2cm">
          <text:p text:style-name="P2"><text:span text:style-name="T1">Mostrar una</text:span></text:p>
          <text:p text:style-name="P2"><text:span text:style-name="T1">Ob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cm" svg:y1="23.6cm" svg:x2="5.8cm" svg:y2="19.1cm">
          <text:p/>
        </draw:line>
        <draw:line draw:style-name="gr6" draw:text-style-name="P1" draw:layer="layout" svg:x1="11cm" svg:y1="23.2cm" svg:x2="8.3cm" svg:y2="19.2cm">
          <text:p/>
        </draw:line>
        <draw:line draw:style-name="gr6" draw:text-style-name="P1" draw:layer="layout" svg:x1="11.9cm" svg:y1="23.2cm" svg:x2="10.7cm" svg:y2="19cm">
          <text:p/>
        </draw:line>
        <draw:line draw:style-name="gr6" draw:text-style-name="P1" draw:layer="layout" svg:x1="12.2cm" svg:y1="23.2cm" svg:x2="12.8cm" svg:y2="19cm">
          <text:p/>
        </draw:line>
        <draw:line draw:style-name="gr6" draw:text-style-name="P1" draw:layer="layout" svg:x1="12.5cm" svg:y1="23.4cm" svg:x2="14.9cm" svg:y2="18.9cm">
          <text:p/>
        </draw:line>
        <draw:line draw:style-name="gr6" draw:text-style-name="P1" draw:layer="layout" svg:x1="12.8cm" svg:y1="23.6cm" svg:x2="17.2cm" svg:y2="18.7cm">
          <text:p/>
        </draw:line>
        <draw:frame draw:style-name="gr8" draw:text-style-name="P7" draw:layer="layout" svg:width="3.1cm" svg:height="1.2cm" draw:transform="rotate (2.44346095279206) translate (8.729cm 23.012cm)">
          <draw:text-box>
            <text:p text:style-name="P6"><text:span text:style-name="T2">&lt;&lt;extends&gt;&gt;</text:span></text:p>
          </draw:text-box>
        </draw:frame>
        <draw:frame draw:style-name="gr8" draw:text-style-name="P7" draw:layer="layout" svg:width="3.1cm" svg:height="1.2cm" draw:transform="rotate (2.18166156499291) translate (9.968cm 22.969cm)">
          <draw:text-box>
            <text:p text:style-name="P6"><text:span text:style-name="T2">&lt;&lt;extends&gt;&gt;</text:span></text:p>
          </draw:text-box>
        </draw:frame>
        <draw:frame draw:style-name="gr8" draw:text-style-name="P7" draw:layer="layout" svg:width="3.1cm" svg:height="1.2cm" draw:transform="rotate (0.785398163397448) translate (14.159cm 22.051cm)">
          <draw:text-box>
            <text:p text:style-name="P6"><text:span text:style-name="T2">&lt;&lt;extends&gt;&gt;</text:span></text:p>
          </draw:text-box>
        </draw:frame>
        <draw:connector draw:style-name="gr13" draw:text-style-name="P2" draw:layer="layout" svg:x1="13.2cm" svg:y1="24.25cm" svg:x2="24.15cm" svg:y2="12.1cm" draw:start-shape="id1" draw:start-glue-point="10" draw:end-shape="id2" draw:end-glue-point="8" svg:d="M13200 24250h10950v-12150" svg:viewBox="0 0 10951 12151">
          <text:p/>
        </draw:connector>
        <draw:connector draw:style-name="gr14" draw:text-style-name="P2" draw:layer="layout" svg:x1="25.9cm" svg:y1="11.05cm" svg:x2="38cm" svg:y2="10.15cm" draw:start-shape="id2" draw:start-glue-point="10" draw:end-shape="id3" draw:end-glue-point="6" svg:d="M25900 11050h6051v-900h6049" svg:viewBox="0 0 12101 901">
          <text:p/>
        </draw:connector>
        <draw:frame draw:style-name="gr9" draw:text-style-name="P7" draw:layer="layout" svg:width="3cm" svg:height="1.4cm" svg:x="16.6cm" svg:y="23.6cm">
          <draw:text-box>
            <text:p text:style-name="P6"><text:span text:style-name="T2">&lt;&lt;include&gt;&gt;</text:span></text:p>
          </draw:text-box>
        </draw:frame>
        <draw:custom-shape draw:style-name="gr4" draw:text-style-name="P5" xml:id="id4" draw:id="id4" draw:layer="layout" svg:width="3.5cm" svg:height="2.1cm" svg:x="9.9cm" svg:y="26.6cm">
          <text:p text:style-name="P2"><text:span text:style-name="T1">Contactar / </text:span></text:p>
          <text:p text:style-name="P2"><text:span text:style-name="T1">apli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3.5cm" svg:height="2.1cm" svg:x="16cm" svg:y="26.6cm">
          <text:p text:style-name="P2"><text:span text:style-name="T1">Repercus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11.65cm" svg:y1="26.6cm" svg:x2="11.45cm" svg:y2="25.3cm" draw:start-shape="id4" draw:start-glue-point="4" draw:end-shape="id1" draw:end-glue-point="8" svg:d="M11650 26600v-649h-200v-651" svg:viewBox="0 0 201 1301">
          <text:p/>
        </draw:connector>
        <draw:connector draw:style-name="gr13" draw:text-style-name="P2" draw:layer="layout" svg:x1="17.75cm" svg:y1="26.6cm" svg:x2="12.688cm" svg:y2="24.993cm" draw:start-shape="id5" draw:start-glue-point="4" draw:end-shape="id1" draw:end-glue-point="9" svg:d="M17750 26600v-649h-5062v-958" svg:viewBox="0 0 5063 1608">
          <text:p/>
        </draw:connector>
        <draw:frame draw:style-name="gr8" draw:text-style-name="P7" draw:layer="layout" svg:width="3.1cm" svg:height="1.2cm" svg:x="14.629cm" svg:y="25.379cm">
          <draw:text-box>
            <text:p text:style-name="P6"><text:span text:style-name="T2">&lt;&lt;extends&gt;&gt;</text:span></text:p>
          </draw:text-box>
        </draw:frame>
        <draw:frame draw:style-name="gr8" draw:text-style-name="P7" draw:layer="layout" svg:width="3.1cm" svg:height="1.2cm" svg:x="9cm" svg:y="25.9cm">
          <draw:text-box>
            <text:p text:style-name="P6"><text:span text:style-name="T2">&lt;&lt;extends&gt;&gt;</text:span></text:p>
          </draw:text-box>
        </draw:frame>
        <draw:frame draw:style-name="gr8" draw:text-style-name="P7" draw:layer="layout" svg:width="3.1cm" svg:height="1.2cm" draw:transform="rotate (-0.523598775598299) translate (13.615cm 14.7cm)">
          <draw:text-box>
            <text:p text:style-name="P6"><text:span text:style-name="T2">&lt;&lt;extends&gt;&gt;</text:span></text:p>
          </draw:text-box>
        </draw:frame>
        <draw:connector draw:style-name="gr13" draw:text-style-name="P2" draw:layer="layout" svg:x1="18.988cm" svg:y1="26.907cm" svg:x2="22.912cm" svg:y2="11.793cm" draw:start-shape="id5" draw:start-glue-point="11" draw:end-shape="id2" draw:end-glue-point="7" svg:d="M18988 26907v-7556h3924v-7558" svg:viewBox="0 0 3925 15115">
          <text:p/>
        </draw:connector>
        <draw:frame draw:style-name="gr9" draw:text-style-name="P7" draw:layer="layout" svg:width="3cm" svg:height="1.4cm" svg:x="19.6cm" svg:y="18.7cm">
          <draw:text-box>
            <text:p text:style-name="P6"><text:span text:style-name="T2">&lt;&lt;include&gt;&gt;</text:span></text:p>
          </draw:text-box>
        </draw:frame>
        <draw:custom-shape draw:style-name="gr4" draw:text-style-name="P5" xml:id="id6" draw:id="id6" draw:layer="layout" svg:width="3.5cm" svg:height="2.1cm" svg:x="27.4cm" svg:y="15cm">
          <text:p text:style-name="P2"><text:span text:style-name="T1">Operar </text:span></text:p>
          <text:p text:style-name="P2"><text:span text:style-name="T1">Panta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3.5cm" svg:height="2.1cm" svg:x="27.4cm" svg:y="20.8cm">
          <text:p text:style-name="P2"><text:span text:style-name="T1">Operar </text:span></text:p>
          <text:p text:style-name="P2"><text:span text:style-name="T1">Correo 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1cm" svg:height="1.1cm" svg:x="37.9cm" svg:y="19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2.4cm" svg:height="1.739cm" svg:x="37.3cm" svg:y="21cm">
          <draw:text-box>
            <text:p text:style-name="P3"><text:span text:style-name="T1">Correo Electrónico</text:span></text:p>
          </draw:text-box>
        </draw:frame>
        <draw:connector draw:style-name="gr13" draw:text-style-name="P2" draw:layer="layout" svg:x1="13.2cm" svg:y1="24.25cm" svg:x2="27.4cm" svg:y2="16.05cm" draw:start-shape="id1" draw:start-glue-point="10" draw:end-shape="id6" draw:end-glue-point="6" svg:d="M13200 24250h7101v-8200h7099" svg:viewBox="0 0 14201 8201">
          <text:p/>
        </draw:connector>
        <draw:frame draw:style-name="gr9" draw:text-style-name="P7" draw:layer="layout" svg:width="3cm" svg:height="1.4cm" svg:x="20.2cm" svg:y="15.5cm">
          <draw:text-box>
            <text:p text:style-name="P6"><text:span text:style-name="T2">&lt;&lt;include&gt;&gt;</text:span></text:p>
          </draw:text-box>
        </draw:frame>
        <draw:connector draw:style-name="gr14" draw:text-style-name="P2" draw:layer="layout" svg:x1="30.9cm" svg:y1="16.05cm" svg:x2="38cm" svg:y2="15.35cm" draw:start-shape="id6" draw:start-glue-point="10" draw:end-shape="id7" draw:end-glue-point="6" svg:d="M30900 16050h3551v-700h3549" svg:viewBox="0 0 7101 701">
          <text:p/>
        </draw:connector>
        <draw:connector draw:style-name="gr14" draw:text-style-name="P2" draw:layer="layout" svg:x1="30.9cm" svg:y1="21.85cm" svg:x2="37.9cm" svg:y2="20.35cm" draw:start-shape="id8" draw:start-glue-point="10" draw:end-shape="id9" draw:end-glue-point="6" svg:d="M30900 21850h3501v-1500h3499" svg:viewBox="0 0 7001 1501">
          <text:p/>
        </draw:connector>
        <draw:connector draw:style-name="gr13" draw:text-style-name="P2" draw:layer="layout" svg:x1="19.5cm" svg:y1="27.65cm" svg:x2="27.912cm" svg:y2="16.793cm" draw:start-shape="id5" draw:start-glue-point="10" draw:end-shape="id6" draw:end-glue-point="7" svg:d="M19500 27650h8412v-10857" svg:viewBox="0 0 8413 10858">
          <text:p/>
        </draw:connector>
        <draw:frame draw:style-name="gr9" draw:text-style-name="P7" draw:layer="layout" svg:width="3cm" svg:height="1.4cm" svg:x="21.2cm" svg:y="21.2cm">
          <draw:text-box>
            <text:p text:style-name="P6"><text:span text:style-name="T2">&lt;&lt;include&gt;&gt;</text:span></text:p>
          </draw:text-box>
        </draw:frame>
        <draw:connector draw:style-name="gr13" draw:text-style-name="P2" draw:layer="layout" svg:x1="13.4cm" svg:y1="27.65cm" svg:x2="27.4cm" svg:y2="21.85cm" draw:start-shape="id4" draw:start-glue-point="10" draw:end-shape="id8" draw:end-glue-point="6" svg:d="M13400 27650h7001v-5800h6999" svg:viewBox="0 0 14001 5801">
          <text:p/>
        </draw:connector>
        <draw:frame draw:style-name="gr9" draw:text-style-name="P7" draw:layer="layout" svg:width="3cm" svg:height="1.4cm" svg:x="22.7cm" svg:y="27cm">
          <draw:text-box>
            <text:p text:style-name="P6"><text:span text:style-name="T2">&lt;&lt;include&gt;&gt;</text:span></text:p>
          </draw:text-box>
        </draw:frame>
        <draw:custom-shape draw:style-name="gr4" draw:text-style-name="P5" xml:id="id10" draw:id="id10" draw:layer="layout" svg:width="3.5cm" svg:height="2.1cm" svg:x="28.9cm" svg:y="24.9cm">
          <text:p text:style-name="P2"><text:span text:style-name="T1">Operar </text:span></text:p>
          <text:p text:style-name="P2"><text:span text:style-name="T1">Twi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1cm" svg:height="1.1cm" svg:x="37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2.4cm" svg:height="1cm" svg:x="37.2cm" svg:y="25.561cm">
          <draw:text-box>
            <text:p text:style-name="P3"><text:span text:style-name="T1">Twitter</text:span></text:p>
          </draw:text-box>
        </draw:frame>
        <draw:connector draw:style-name="gr14" draw:text-style-name="P2" draw:layer="layout" svg:x1="32.4cm" svg:y1="25.95cm" svg:x2="37.9cm" svg:y2="24.95cm" draw:start-shape="id10" draw:start-glue-point="10" draw:end-shape="id11" draw:end-glue-point="6" svg:d="M32400 25950h2751v-1000h2749" svg:viewBox="0 0 5501 1001">
          <text:p/>
        </draw:connector>
        <draw:connector draw:style-name="gr13" draw:text-style-name="P2" draw:layer="layout" svg:x1="18.988cm" svg:y1="26.907cm" svg:x2="28.9cm" svg:y2="25.95cm" draw:start-shape="id5" draw:start-glue-point="11" draw:end-shape="id10" draw:end-glue-point="6" svg:d="M18988 26907v-957h9912" svg:viewBox="0 0 9913 958">
          <text:p/>
        </draw:connector>
        <draw:frame draw:style-name="gr9" draw:text-style-name="P7" draw:layer="layout" svg:width="3cm" svg:height="1.4cm" svg:x="23.1cm" svg:y="25.2cm">
          <draw:text-box>
            <text:p text:style-name="P6"><text:span text:style-name="T2">&lt;&lt;includ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18:21:14.340000000</meta:creation-date>
    <dc:date>2018-10-08T19:26:24.193000000</dc:date>
    <meta:editing-duration>PT1H5M2S</meta:editing-duration>
    <meta:editing-cycles>21</meta:editing-cycles>
    <meta:generator>LibreOffice/6.0.4.2$Windows_X86_64 LibreOffice_project/9b0d9b32d5dcda91d2f1a96dc04c645c450872bf</meta:generator>
    <meta:document-statistic meta:object-count="88"/>
  </office:meta>
</office:document-meta>
</file>